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Subtitle">
      <style:text-properties officeooo:rsid="00010433" officeooo:paragraph-rsid="00010433"/>
    </style:style>
    <style:style style:name="P3" style:family="paragraph" style:parent-style-name="Title">
      <style:text-properties officeooo:rsid="00010433" officeooo:paragraph-rsid="00010433"/>
    </style:style>
    <style:style style:name="P4" style:family="paragraph" style:parent-style-name="Text_20_body">
      <style:text-properties officeooo:rsid="00018538" officeooo:paragraph-rsid="00018538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018538" officeooo:paragraph-rsid="00018538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03538f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02b447" officeooo:paragraph-rsid="000668c2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02b447" officeooo:paragraph-rsid="0006c2b3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officeooo:paragraph-rsid="000957a3"/>
    </style:style>
    <style:style style:name="P10" style:family="paragraph" style:parent-style-name="Standard">
      <style:paragraph-properties fo:margin-left="1.251cm" fo:margin-right="0cm" fo:text-indent="0cm" style:auto-text-indent="false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paragraph-rsid="000b04f7"/>
    </style:style>
    <style:style style:name="P12" style:family="paragraph" style:parent-style-name="Text_20_body" style:list-style-name="L1">
      <style:text-properties officeooo:paragraph-rsid="00018538"/>
    </style:style>
    <style:style style:name="P13" style:family="paragraph" style:parent-style-name="Text_20_body" style:list-style-name="L1">
      <style:text-properties officeooo:rsid="00010433" officeooo:paragraph-rsid="00010433"/>
    </style:style>
    <style:style style:name="P14" style:family="paragraph" style:parent-style-name="Text_20_body" style:list-style-name="L1">
      <style:text-properties officeooo:rsid="00010433" officeooo:paragraph-rsid="000b04f7"/>
    </style:style>
    <style:style style:name="P15" style:family="paragraph" style:parent-style-name="Text_20_body">
      <style:text-properties officeooo:rsid="00018538" officeooo:paragraph-rsid="00018538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officeooo:rsid="00018538" officeooo:paragraph-rsid="000957a3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officeooo:rsid="0006c2b3" officeooo:paragraph-rsid="00018538"/>
    </style:style>
    <style:style style:name="T1" style:family="text">
      <style:text-properties officeooo:rsid="00010433"/>
    </style:style>
    <style:style style:name="T2" style:family="text">
      <style:text-properties officeooo:rsid="0002b447"/>
    </style:style>
    <style:style style:name="T3" style:family="text">
      <style:text-properties officeooo:rsid="0003538f"/>
    </style:style>
    <style:style style:name="T4" style:family="text">
      <style:text-properties officeooo:rsid="000668c2"/>
    </style:style>
    <style:style style:name="T5" style:family="text">
      <style:text-properties style:text-position="sub 58%" officeooo:rsid="000668c2"/>
    </style:style>
    <style:style style:name="T6" style:family="text">
      <style:text-properties style:text-position="0% 100%" officeooo:rsid="000668c2"/>
    </style:style>
    <style:style style:name="T7" style:family="text">
      <style:text-properties officeooo:rsid="0006c2b3"/>
    </style:style>
    <style:style style:name="T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9" style:family="text">
      <style:text-properties officeooo:rsid="000b04f7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0b04f7"/>
    </style:style>
    <style:style style:name="T12" style:family="text">
      <style:text-properties style:text-position="super 58%" officeooo:rsid="0001043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bajo Práctico Nro. 3</text:p>
      <text:p text:style-name="P2">Alumno: Emmanuel Mayor</text:p>
      <text:p text:style-name="P4">1. </text:p>
      <text:list xml:id="list2681630047" text:style-name="L1">
        <text:list-item>
          <text:list>
            <text:list-item>
              <text:p text:style-name="P13">Si, O(n<text:span text:style-name="T10">3</text:span>) es cota superior (para n &gt; 5)</text:p>
            </text:list-item>
            <text:list-item>
              <text:p text:style-name="P13">Si, O(n<text:span text:style-name="T10">2</text:span>) es cota superior</text:p>
            </text:list-item>
            <text:list-item>
              <text:p text:style-name="P13">No, O(n) no es cota superior</text:p>
            </text:list-item>
            <text:list-item>
              <text:p text:style-name="P12"><text:span text:style-name="T1">No, O(n</text:span><text:span text:style-name="T12">3</text:span><text:span text:style-name="T1">) no es cota inferior (</text:span>Ω<text:span text:style-name="T1">(n</text:span><text:span text:style-name="T11">3</text:span><text:span text:style-name="T1">) es superada por la propuesta para todo n &gt; 5)</text:span></text:p>
            </text:list-item>
            <text:list-item>
              <text:p text:style-name="P13">Si, O(n<text:span text:style-name="T10">2</text:span>) es cota inferior</text:p>
            </text:list-item>
            <text:list-item>
              <text:p text:style-name="P13">Si, O(n) es cota inferior</text:p>
            </text:list-item>
            <text:list-item>
              <text:p text:style-name="P14">No, ya que O(n<text:span text:style-name="T10">3</text:span>) no es cota inferior </text:p>
            </text:list-item>
            <text:list-item>
              <text:p text:style-name="P13">Si, ya que es cota inferior y cota superior (c = 4, por ejemplo)</text:p>
            </text:list-item>
            <text:list-item>
              <text:p text:style-name="P14">No, ya que O(n<text:span text:style-name="T10">3</text:span>) no es cota superior</text:p>
            </text:list-item>
          </text:list>
        </text:list-item>
      </text:list>
      <text:p text:style-name="P4">3.<text:tab/></text:p>
      <text:p text:style-name="P16">1<text:span text:style-name="T9">)</text:span> En el peor caso se hacen 2n multiplicaciones y n sumas</text:p>
      <text:p text:style-name="P16">2<text:span text:style-name="T9">)</text:span> En el caso promedio se hacen 2n multiplicaciones y n sumas</text:p>
      <text:p text:style-name="Standard"><text:tab/>3<text:span text:style-name="T9">)</text:span> No, ya está optimizado de la mejor manera posible</text:p>
      <text:p text:style-name="P1"/>
      <text:p text:style-name="P4">4.</text:p>
      <text:p text:style-name="P4"><text:tab/><text:span text:style-name="T9">En orden ascendiente:</text:span></text:p>
      <text:p text:style-name="P10">6</text:p>
      <text:p text:style-name="P10">log(log(n))</text:p>
      <text:p text:style-name="P10">log(n)</text:p>
      <text:p text:style-name="P10">ln(n)</text:p>
      <text:p text:style-name="P11">(logn)²</text:p>
      <text:p text:style-name="P11">n⁽<text:span text:style-name="T11">1/3)</text:span>+log(n)</text:p>
      <text:p text:style-name="P10">sqrt(n)</text:p>
      <text:p text:style-name="P10">n/log(n)</text:p>
      <text:p text:style-name="P10">n</text:p>
      <text:p text:style-name="P10">nlog(n)</text:p>
      <text:p text:style-name="P10">n²</text:p>
      <text:p text:style-name="P10">n²+log(n)</text:p>
      <text:p text:style-name="P10">n³</text:p>
      <text:p text:style-name="P10">n-n³+7n⁵</text:p>
      <text:p text:style-name="P10">(3/2)⁵</text:p>
      <text:p text:style-name="P10">2<text:span text:style-name="T11">n</text:span></text:p>
      <text:p text:style-name="P10">x!</text:p>
      <text:p text:style-name="P9"/>
      <text:p text:style-name="Standard"><text:tab/>(1/3)<text:span text:style-name="T11">n</text:span><text:span text:style-name="T8"> </text:span>decrece, no existe ningun algoritmo con esta complejidad.</text:p>
      <text:p text:style-name="Standard"/>
      <text:p text:style-name="P17"><text:soft-page-break/></text:p>
      <text:p text:style-name="P5">5.</text:p>
      <text:p text:style-name="P5"><text:tab/>a) Si, para <text:span text:style-name="T4">todos los valores menores a n</text:span><text:span text:style-name="T5">0 <text:s/></text:span><text:span text:style-name="T6">es posible que sea O(n)</text:span></text:p>
      <text:p text:style-name="P5"><text:tab/><text:span text:style-name="T2">b) No, </text:span><text:span text:style-name="T4">porque si está demostrado que O(n²) es el peor caso, significa que hay un valor n</text:span><text:span text:style-name="T5">0</text:span><text:span text:style-name="T4"> a partir del cual la cota es válida, por lo que no es O(n) para todos los datos</text:span></text:p>
      <text:p text:style-name="P8"><text:tab/><text:span text:style-name="T4">c) </text:span>Θ(n²) es el caso promedio. <text:span text:style-name="T4">Por lo tanto, se garantiza el mismo orden para la cota superior y la cota inferior, y es imposible que para </text:span><text:span text:style-name="T7">alguno de</text:span><text:span text:style-name="T4"> los datos sea O(n)</text:span></text:p>
      <text:p text:style-name="P7"><text:span text:style-name="T4"><text:tab/>d</text:span>) Θ(n²) es el caso promedio. <text:span text:style-name="T4">Por lo tanto, se garantiza el mismo orden para la cota superior y la cota inferior, y es imposible que para todos los datos sea O(n</text:span><text:span text:style-name="T7">)</text:span></text:p>
      <text:p text:style-name="P6"><text:span text:style-name="T3"><text:tab/>e) </text:span><text:span text:style-name="T7">Si, porque ambas tienen como término domiante a n² en términos de crecimien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0T19:11:55.424000000</meta:creation-date>
    <dc:date>2022-04-11T19:57:05.933393557</dc:date>
    <meta:editing-duration>PT2H3M</meta:editing-duration>
    <meta:editing-cycles>3</meta:editing-cycles>
    <meta:generator>LibreOffice/7.3.1.3$Linux_X86_64 LibreOffice_project/30$Build-3</meta:generator>
    <meta:document-statistic meta:table-count="0" meta:image-count="0" meta:object-count="0" meta:page-count="2" meta:paragraph-count="42" meta:word-count="305" meta:character-count="1441" meta:non-whitespace-character-count="1191"/>
  </office:meta>
</office:document-meta>
</file>